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_5f_EMPTY_5f_TABLE" style:display-name="T_EMPTY_TABLE" style:family="table">
      <style:table-properties style:width="170mm" table:align="margins"/>
    </style:style>
    <style:style style:name="T_5f_EMPTY_5f_TABLE.A" style:display-name="T_EMPTY_TABLE.A" style:family="table-column">
      <style:table-column-properties style:column-width="56.67mm" style:rel-column-width="21845*"/>
    </style:style>
    <style:style style:name="T_5f_EMPTY_5f_TABLE.A1" style:display-name="T_EMPTY_TABLE.A1" style:family="table-cell">
      <style:table-cell-properties fo:padding="0.97mm" fo:border-left="0.05pt solid #000000" fo:border-right="none" fo:border-top="0.05pt solid #000000" fo:border-bottom="0.05pt solid #000000"/>
    </style:style>
    <style:style style:name="T_5f_EMPTY_5f_TABLE.C1" style:display-name="T_EMPTY_TABLE.C1" style:family="table-cell">
      <style:table-cell-properties fo:padding="0.97mm" fo:border="0.05pt solid #000000"/>
    </style:style>
    <style:style style:name="P1" style:family="paragraph" style:parent-style-name="Table_20_Contents">
      <style:text-properties officeooo:rsid="0009408d" officeooo:paragraph-rsid="0009408d"/>
    </style:style>
    <style:style style:name="P2" style:family="paragraph" style:parent-style-name="Standard">
      <style:text-properties officeooo:rsid="0009408d" officeooo:paragraph-rsid="0009408d"/>
    </style:style>
    <style:style style:name="P3" style:family="paragraph" style:parent-style-name="Standard">
      <style:text-properties fo:font-weight="bold" officeooo:rsid="0009408d" officeooo:paragraph-rsid="0009408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EMPTY TABLE MINOR BUG FIX</text:p>
      <text:p text:style-name="P2"/>
      <text:p text:style-name="P2">And here follows a Table, without Header and Footer. Replaced with a DataTable containing zero rows.</text:p>
      <text:p text:style-name="P2"/>
      <table:table table:name="T_EMPTY_TABLE" table:style-name="T_5f_EMPTY_5f_TABLE">
        <table:table-column table:style-name="T_5f_EMPTY_5f_TABLE.A" table:number-columns-repeated="3"/>
        <table:table-row>
          <table:table-cell table:style-name="T_5f_EMPTY_5f_TABLE.A1" office:value-type="string">
            <text:p text:style-name="P1">Test A1</text:p>
          </table:table-cell>
          <table:table-cell table:style-name="T_5f_EMPTY_5f_TABLE.A1" office:value-type="string">
            <text:p text:style-name="P1">Test B1</text:p>
          </table:table-cell>
          <table:table-cell table:style-name="T_5f_EMPTY_5f_TABLE.C1" office:value-type="string">
            <text:p text:style-name="P1">Test C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7:11:23.004000000</meta:creation-date>
    <dc:date>2019-03-09T17:13:29.528000000</dc:date>
    <meta:editing-duration>PT2M6S</meta:editing-duration>
    <meta:editing-cycles>1</meta:editing-cycles>
    <meta:document-statistic meta:table-count="1" meta:image-count="0" meta:object-count="0" meta:page-count="1" meta:paragraph-count="5" meta:word-count="28" meta:character-count="151" meta:non-whitespace-character-count="128"/>
    <meta:generator>LibreOffice/5.3.7.2$Windows_X86_64 LibreOffice_project/6b8ed514a9f8b44d37a1b96673cbbdd077e24059</meta:generator>
  </office:meta>
</office:document-meta>
</file>